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A4E15CE7.png" manifest:media-type="image/png"/>
  <manifest:file-entry manifest:full-path="Pictures/10000E5400000707000006D2E91941C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1.307cm" fo:min-width="22.36cm" loext:decorative="false"/>
    </style:style>
    <style:style style:name="gr2" style:family="graphic" style:parent-style-name="standard">
      <style:graphic-properties draw:stroke="solid" draw:stroke-dash="Long_20_Dash" svg:stroke-width="0.053cm" svg:stroke-color="#729fcf" draw:marker-start="" draw:marker-start-width="0.279cm" draw:marker-end="" draw:marker-end-width="0.279cm" draw:fill="solid" draw:fill-color="#d4edfb" draw:opacity="100%" draw:textarea-horizontal-align="justify" draw:textarea-vertical-align="middle" draw:auto-grow-height="false" fo:min-height="6.108cm" fo:min-width="14.494cm" fo:padding-top="0.151cm" fo:padding-bottom="0.151cm" fo:padding-left="0.276cm" fo:padding-right="0.276cm" loext:decorative="false"/>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5"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1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9" style:family="graphic" style:parent-style-name="standard">
      <style:graphic-properties draw:stroke="solid" svg:stroke-width="0.106cm" svg:stroke-color="#be1818" draw:marker-start="Стили_20_стрелок_20_20"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2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1" style:family="graphic" style:parent-style-name="standard">
      <style:graphic-properties draw:stroke="solid" svg:stroke-width="0.106cm" svg:stroke-color="#be1818" draw:marker-start="Стили_20_стрелок_20_22"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22"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2.416cm" fo:min-width="22.36cm" loext:decorative="false"/>
    </style:style>
    <style:style style:name="gr24" style:family="graphic" style:parent-style-name="Базовый_5f_1">
      <style:graphic-properties draw:stroke="none" draw:fill-color="#ffffff" draw:textarea-horizontal-align="justify" draw:textarea-vertical-align="middle" draw:auto-grow-height="false" fo:min-height="12.45cm" fo:min-width="15.375cm" loext:decorative="false"/>
    </style:style>
    <style:style style:name="gr25"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loext:decorative="false"/>
    </style:style>
    <style:style style:name="gr26"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27"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8"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29"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0"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1"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2"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3"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4"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6"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7"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8"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9"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0"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41"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2"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3"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44"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loext:decorative="false"/>
      <style:paragraph-properties style:writing-mode="lr-tb"/>
    </style:style>
    <style:style style:name="gr45" style:family="graphic" style:parent-style-name="standard">
      <style:graphic-properties draw:stroke="none" draw:fill-color="#ffffff" draw:textarea-horizontal-align="justify" draw:textarea-vertical-align="middle" draw:auto-grow-height="false" fo:min-height="11.607cm" fo:min-width="22.36cm" loext:decorative="false"/>
    </style:style>
    <style:style style:name="gr46" style:family="graphic" style:parent-style-name="standard">
      <style:graphic-properties draw:stroke="none" draw:fill-color="#ffffff" draw:textarea-horizontal-align="justify" draw:textarea-vertical-align="middle" draw:auto-grow-height="false" fo:min-height="9.475cm" fo:min-width="15.375cm" loext:decorative="false"/>
    </style:style>
    <style:style style:name="gr47"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6.522cm" fo:min-width="14.368cm" fo:padding-top="0.151cm" fo:padding-bottom="0.151cm" fo:padding-left="0.276cm" fo:padding-right="0.276cm" loext:decorative="false"/>
    </style:style>
    <style:style style:name="gr48"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49"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0"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5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8"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59"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0"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6"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fo:font-size="36pt" fo:hyphenate="false"/>
    </style:style>
    <style:style style:name="P7" style:family="paragraph">
      <loext:graphic-properties draw:fill="none"/>
      <style:paragraph-properties fo:text-align="center"/>
    </style:style>
    <style:style style:name="P8"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9"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0" style:family="paragraph">
      <loext:graphic-properties draw:fill="none"/>
      <style:paragraph-properties fo:text-align="center" style:font-independent-line-spacing="true"/>
      <style:text-properties fo:font-size="36pt"/>
    </style:style>
    <style:style style:name="P11" style:family="paragraph">
      <style:paragraph-properties fo:margin-left="0cm" fo:margin-right="0cm" fo:margin-top="0.494cm" fo:margin-bottom="0cm" fo:line-height="100%" fo:text-align="start" fo:text-indent="0cm" style:punctuation-wrap="simple" loext:tab-stop-distance="0cm" style:writing-mode="lr-tb">
        <style:tab-stops>
          <style:tab-stop style:position="0cm"/>
        </style:tab-stops>
      </style:paragraph-properties>
      <style:text-properties style:font-name="Arial"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style:font-name="Arial" fo:font-size="36pt" fo:hyphenate="false"/>
    </style:style>
    <style:style style:name="P13"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loext:tab-stop-distance="0cm"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loext:tab-stop-distance="0cm">
        <style:tab-stops>
          <style:tab-stop style:position="0cm"/>
        </style:tab-stops>
      </style:paragraph-properties>
      <style:text-properties style:font-name="Arial" fo:font-size="18pt" fo:hyphenate="false"/>
    </style:style>
    <style:style style:name="T1" style:family="text">
      <style:text-properties fo:font-variant="normal" fo:text-transform="none" fo:color="#ffffff" loext:opacity="100%" style:text-line-through-style="none" style:text-line-through-type="none" style:text-position="0% 100%" style:font-name="Arial"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2" style:family="text">
      <style:text-properties fo:color="#ffffff" loext:opacity="100%" style:font-name="Arial1"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5" style:family="text">
      <style:text-properties fo:color="#ffffff" loext:opacity="100%" style:font-name="Arial"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1.557cm" svg:x="2.152cm" svg:y="6.969cm">
          <text:p/>
          <draw:enhanced-geometry svg:viewBox="0 0 21600 21600" draw:type="rectangle" draw:enhanced-path="M 0 0 L 21600 0 21600 21600 0 21600 0 0 Z N"/>
        </draw:custom-shape>
        <draw:custom-shape draw:style-name="gr2" draw:text-style-name="P2" draw:layer="layout" svg:width="15.24cm" svg:height="6.604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92cm" svg:x="7.835cm" svg:y="12.455cm">
          <text:p text:style-name="P4"><text:span text:style-name="T1">DB Pod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92cm" svg:x="16.793cm" svg:y="12.455cm">
          <text:p text:style-name="P4"><text:span text:style-name="T1">D</text:span><text:span text:style-name="T1">B</text:span><text:span text:style-name="T1"> </text:span><text:span text:style-name="T1">P</text:span><text:span text:style-name="T1">o</text:span><text:span text:style-name="T1">d</text:span><text:span text:style-name="T1">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92cm" svg:x="12.331cm" svg:y="12.45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9" draw:style-name="gr5" draw:text-style-name="P6"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33cm" svg:height="1.29cm" svg:x="6.412cm" svg:y="10.372cm">
          <draw:image xlink:href="Pictures/10000E5400000707000006D2E91941CF.svg" xlink:type="simple" xlink:show="embed" xlink:actuate="onLoad" draw:mime-type="image/svg+xml">
            <text:p/>
          </draw:image>
          <draw:image xlink:href="Pictures/100000010000004400000042A4E15CE7.png" xlink:type="simple" xlink:show="embed" xlink:actuate="onLoad" draw:mime-type="image/png"/>
        </draw:frame>
        <draw:custom-shape draw:style-name="gr7" draw:text-style-name="P9" draw:layer="layout" svg:width="11.43cm" svg:height="1.29cm" svg:x="7.674cm" svg:y="7.556cm">
          <text:p text:style-name="P8"><text:span text:style-name="T2">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style-name="gr8">
          <draw:line draw:name="Линия_ 13" draw:style-name="gr9" draw:text-style-name="P10" draw:layer="layout" svg:x1="13.401cm" svg:y1="9.128cm" svg:x2="13.401cm" svg:y2="11.922cm">
            <text:p/>
          </draw:line>
          <draw:custom-shape draw:name="Read_ 7" draw:style-name="gr10" draw:text-style-name="P12" draw:layer="layout" svg:width="1.39cm" svg:height="0.834cm" draw:transform="rotate (1.5707963267949) translate (12.606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3cm" svg:height="0.834cm" draw:transform="rotate (-1.5707963267949) translate (14.195cm 9.6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ad_ 5" draw:style-name="gr12" draw:text-style-name="P12" draw:layer="layout" svg:width="1.882cm" svg:height="0.835cm" svg:x="12.531cm" svg:y="16.376cm">
          <text:p text:style-name="P11"><text:span text:style-name="T3">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6" draw:style-name="gr13" draw:text-style-name="P12" draw:layer="layout" svg:width="1.835cm" svg:height="0.835cm" svg:x="7.956cm" svg:y="16.3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8" draw:style-name="gr14" draw:text-style-name="P12" draw:layer="layout" svg:width="1.835cm" svg:height="0.835cm" svg:x="17.056cm" svg:y="16.3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 draw:style-name="gr8">
          <draw:line draw:name="Линия_ 1" draw:style-name="gr15" draw:text-style-name="P10" draw:layer="layout" svg:x1="10.29cm" svg:y1="14.682cm" svg:x2="11.957cm" svg:y2="14.289cm">
            <text:p/>
          </draw:line>
          <draw:custom-shape draw:name="Read_ 9" draw:style-name="gr16" draw:text-style-name="P12" draw:layer="layout" svg:width="1.361cm" svg:height="0.835cm" draw:transform="rotate (0.245742358680802) translate (10.375cm 13.802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17" draw:text-style-name="P6" draw:layer="layout" svg:width="0.737cm" svg:height="0.832cm" draw:transform="rotate (-1.5707963267949) translate (12.689cm 12.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 draw:style-name="gr15" draw:text-style-name="P10" draw:layer="layout" svg:x1="16.563cm" svg:y1="14.698cm" svg:x2="14.896cm" svg:y2="14.305cm">
            <text:p/>
          </draw:line>
          <draw:custom-shape draw:name="Read_ 19" draw:style-name="gr18" draw:text-style-name="P12" draw:layer="layout" svg:width="1.361cm" svg:height="0.835cm" draw:transform="rotate (-0.239459173373623) translate (15.173cm 13.4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2" draw:style-name="gr8">
          <draw:line draw:name="Линия_ 4" draw:style-name="gr19" draw:text-style-name="P10" draw:layer="layout" svg:x1="8.902cm" svg:y1="9.128cm" svg:x2="8.902cm" svg:y2="11.922cm">
            <text:p/>
          </draw:line>
          <draw:custom-shape draw:name="Read_ 21" draw:style-name="gr20" draw:text-style-name="P12" draw:layer="layout" svg:width="1.39cm" svg:height="0.834cm" draw:transform="rotate (1.5707963267949) translate (8.107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style-name="gr8">
          <draw:line draw:name="Линия_ 5" draw:style-name="gr21" draw:text-style-name="P10" draw:layer="layout" svg:x1="17.902cm" svg:y1="9.128cm" svg:x2="17.902cm" svg:y2="11.922cm">
            <text:p/>
          </draw:line>
          <draw:custom-shape draw:name="Read_ 22" draw:style-name="gr22" draw:text-style-name="P12" draw:layer="layout" svg:width="1.39cm" svg:height="0.834cm" draw:transform="rotate (1.5707963267949) translate (17.107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23" draw:text-style-name="P1" draw:layer="layout" svg:width="22.86cm" svg:height="12.666cm" svg:x="3.252cm" svg:y="1.669cm">
          <text:p/>
          <draw:enhanced-geometry svg:viewBox="0 0 21600 21600" draw:type="rectangle" draw:enhanced-path="M 0 0 L 21600 0 21600 21600 0 21600 0 0 Z N"/>
        </draw:custom-shape>
        <draw:custom-shape draw:style-name="gr24" draw:text-style-name="P1" draw:layer="layout" svg:width="15.875cm" svg:height="12.7cm" svg:x="6.685cm" svg:y="1.605cm">
          <text:p/>
          <draw:enhanced-geometry svg:viewBox="0 0 21600 21600" draw:type="rectangle" draw:enhanced-path="M 0 0 L 21600 0 21600 21600 0 21600 0 0 Z N"/>
        </draw:custom-shape>
        <draw:custom-shape draw:style-name="gr25"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6"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27" draw:text-style-name="P14" draw:layer="layout" svg:width="2.043cm" svg:height="0.75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26"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27" draw:text-style-name="P14" draw:layer="layout" svg:width="2.043cm" svg:height="0.75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26"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27" draw:text-style-name="P14" draw:layer="layout" svg:width="2.043cm" svg:height="0.75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style-name="gr8">
          <draw:line draw:name="Линия_ 9" draw:style-name="gr28" draw:text-style-name="P10" draw:layer="layout" svg:x1="10.155cm" svg:y1="6.826cm" svg:x2="10.155cm" svg:y2="9.171cm">
            <text:p/>
          </draw:line>
          <draw:custom-shape draw:name="Read_ 10" draw:style-name="gr29" draw:text-style-name="P12" draw:layer="layout" svg:width="1.39cm" svg:height="0.834cm" draw:transform="rotate (1.5707963267949) translate (9.419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30" draw:text-style-name="P6"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style-name="gr8">
          <draw:line draw:name="Линия_ 10" draw:style-name="gr31" draw:text-style-name="P10" draw:layer="layout" svg:x1="19.149cm" svg:y1="6.826cm" svg:x2="19.149cm" svg:y2="9.171cm">
            <text:p/>
          </draw:line>
          <draw:custom-shape draw:name="Read_ 11" draw:style-name="gr32" draw:text-style-name="P12" draw:layer="layout" svg:width="1.39cm" svg:height="0.834cm" draw:transform="rotate (1.5707963267949) translate (18.413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33" draw:text-style-name="P6"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style-name="gr8">
          <draw:line draw:name="Линия_ 16" draw:style-name="gr34" draw:text-style-name="P10" draw:layer="layout" svg:x1="14.621cm" svg:y1="3.344cm" svg:x2="14.621cm" svg:y2="5.689cm">
            <text:p/>
          </draw:line>
          <draw:custom-shape draw:name="Read_ 12" draw:style-name="gr35" draw:text-style-name="P12" draw:layer="layout" svg:width="1.39cm" svg:height="0.834cm" draw:transform="rotate (1.5707963267949) translate (13.884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36" draw:text-style-name="P12" draw:layer="layout" svg:width="1.361cm" svg:height="0.834cm" draw:transform="rotate (-1.5707963267949) translate (15.358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style-name="gr8">
          <draw:line draw:name="Линия_ 17" draw:style-name="gr28" draw:text-style-name="P10" draw:layer="layout" svg:x1="11.489cm" svg:y1="11.565cm" svg:x2="13.156cm" svg:y2="11.172cm">
            <text:p/>
          </draw:line>
          <draw:custom-shape draw:name="Read_ 13" draw:style-name="gr37" draw:text-style-name="P12" draw:layer="layout" svg:width="1.361cm" svg:height="0.835cm" draw:transform="rotate (0.245742358680802) translate (11.574cm 10.68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38" draw:text-style-name="P6"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28" draw:text-style-name="P10" draw:layer="layout" svg:x1="17.762cm" svg:y1="11.581cm" svg:x2="16.095cm" svg:y2="11.188cm">
            <text:p/>
          </draw:line>
          <draw:custom-shape draw:name="Read_ 14" draw:style-name="gr39" draw:text-style-name="P12" draw:layer="layout" svg:width="1.361cm" svg:height="0.835cm" draw:transform="rotate (-0.239459173373623) translate (16.372cm 10.35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style-name="gr8">
          <draw:line draw:name="Линия_ 19" draw:style-name="gr40" draw:text-style-name="P10" draw:layer="layout" svg:x1="14.556cm" svg:y1="6.827cm" svg:x2="14.556cm" svg:y2="9.172cm">
            <text:p/>
          </draw:line>
          <draw:custom-shape draw:name="Read_ 15" draw:style-name="gr41" draw:text-style-name="P12" draw:layer="layout" svg:width="1.361cm" svg:height="0.834cm" draw:transform="rotate (1.5707963267949) translate (13.819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42" draw:text-style-name="P6"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 draw:text-style-name="P7" draw:layer="layout" svg:width="1.33cm" svg:height="1.29cm" svg:x="7.633cm" svg:y="3.821cm">
          <draw:image xlink:href="Pictures/10000E5400000707000006D2E91941CF.svg" xlink:type="simple" xlink:show="embed" xlink:actuate="onLoad" draw:mime-type="image/svg+xml">
            <text:p/>
          </draw:image>
          <draw:image xlink:href="Pictures/100000010000004400000042A4E15CE7.png" xlink:type="simple" xlink:show="embed" xlink:actuate="onLoad" draw:mime-type="image/png"/>
        </draw:frame>
        <draw:custom-shape draw:style-name="gr43"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44" draw:text-style-name="P18" draw:layer="layout" svg:width="12.17cm" svg:height="0.922cm" svg:x="8.525cm" svg:y="5.721cm" svg:viewBox="0 0 12171 923" draw:points="0,923 892,0 11292,0 12171,923">
          <text:p text:style-name="P17"><text:span text:style-name="T6">pgBouncer (DB proxy)</text:span></text:p>
        </draw:polygon>
      </draw:page>
      <draw:page draw:name="page3" draw:style-name="dp1" draw:master-page-name="Blank">
        <draw:custom-shape draw:style-name="gr45" draw:text-style-name="P1" draw:layer="layout" svg:width="22.86cm" svg:height="11.857cm" svg:x="3.024cm" svg:y="2.859cm">
          <text:p/>
          <draw:enhanced-geometry svg:viewBox="0 0 21600 21600" draw:type="rectangle" draw:enhanced-path="M 0 0 L 21600 0 21600 21600 0 21600 0 0 Z N"/>
        </draw:custom-shape>
        <draw:custom-shape draw:style-name="gr46" draw:text-style-name="P1" draw:layer="layout" svg:width="15.875cm" svg:height="9.725cm" svg:x="6.685cm" svg:y="3.175cm">
          <text:p/>
          <draw:enhanced-geometry svg:viewBox="0 0 21600 21600" draw:type="rectangle" draw:enhanced-path="M 0 0 L 21600 0 21600 21600 0 21600 0 0 Z N"/>
        </draw:custom-shape>
        <draw:custom-shape draw:style-name="gr47" draw:text-style-name="P2" draw:layer="layout" svg:width="15.24cm" svg:height="7.144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8"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49" draw:text-style-name="P14" draw:layer="layout" svg:width="2.043cm" svg:height="0.75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48"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49" draw:text-style-name="P14" draw:layer="layout" svg:width="2.043cm" svg:height="0.75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48"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49" draw:text-style-name="P14" draw:layer="layout" svg:width="2.043cm" svg:height="0.75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33cm" svg:height="1.29cm" svg:x="7.633cm" svg:y="5.966cm">
          <draw:image xlink:href="Pictures/10000E5400000707000006D2E91941CF.svg" xlink:type="simple" xlink:show="embed" xlink:actuate="onLoad" draw:mime-type="image/svg+xml">
            <text:p/>
          </draw:image>
          <draw:image xlink:href="Pictures/100000010000004400000042A4E15CE7.png" xlink:type="simple" xlink:show="embed" xlink:actuate="onLoad" draw:mime-type="image/png"/>
        </draw:frame>
        <draw:g draw:name="Группа_ 15" draw:style-name="gr8">
          <draw:line draw:name="Линия_ 3" draw:style-name="gr50" draw:text-style-name="P10" draw:layer="layout" svg:x1="19.204cm" svg:y1="4.912cm" svg:x2="19.204cm" svg:y2="7.747cm">
            <text:p/>
          </draw:line>
          <draw:custom-shape draw:name="Read_ 3" draw:style-name="gr51" draw:text-style-name="P12" draw:layer="layout" svg:width="1.39cm" svg:height="0.834cm" draw:transform="rotate (1.5707963267949) translate (18.405cm 6.62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52" draw:text-style-name="P6"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style-name="gr8">
          <draw:line draw:name="Линия_ 20" draw:style-name="gr15" draw:text-style-name="P10" draw:layer="layout" svg:x1="10.173cm" svg:y1="4.912cm" svg:x2="10.173cm" svg:y2="7.747cm">
            <text:p/>
          </draw:line>
          <draw:custom-shape draw:name="Read_ 16" draw:style-name="gr53" draw:text-style-name="P12" draw:layer="layout" svg:width="1.39cm" svg:height="0.834cm" draw:transform="rotate (1.5707963267949) translate (9.371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54" draw:text-style-name="P6"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style-name="gr8">
          <draw:line draw:name="Линия_ 21" draw:style-name="gr15" draw:text-style-name="P10" draw:layer="layout" svg:x1="11.489cm" svg:y1="10.141cm" svg:x2="13.156cm" svg:y2="9.748cm">
            <text:p/>
          </draw:line>
          <draw:custom-shape draw:name="Read_ 17" draw:style-name="gr55" draw:text-style-name="P12" draw:layer="layout" svg:width="1.361cm" svg:height="0.835cm" draw:transform="rotate (0.245742358680802) translate (11.574cm 9.261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56" draw:text-style-name="P6"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15" draw:text-style-name="P10" draw:layer="layout" svg:x1="17.762cm" svg:y1="10.157cm" svg:x2="16.095cm" svg:y2="9.764cm">
            <text:p/>
          </draw:line>
          <draw:custom-shape draw:name="Read_ 18" draw:style-name="gr57" draw:text-style-name="P12" draw:layer="layout" svg:width="1.361cm" svg:height="0.835cm" draw:transform="rotate (-0.239459173373623) translate (16.372cm 8.92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8" draw:text-style-name="P16" draw:layer="layout" svg:width="11.43cm" svg:height="1.29cm" svg:x="8.894cm" svg:y="3.468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style-name="gr8">
          <draw:line draw:name="Линия_ 23" draw:style-name="gr34" draw:text-style-name="P10" draw:layer="layout" svg:x1="14.589cm" svg:y1="4.937cm" svg:x2="14.587cm" svg:y2="7.724cm">
            <text:p/>
          </draw:line>
          <draw:custom-shape draw:name="Read_ 20" draw:style-name="gr59" draw:text-style-name="P12" draw:layer="layout" svg:width="1.39cm" svg:height="0.834cm" draw:transform="rotate (1.5707963267949) translate (13.85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60" draw:text-style-name="P12" draw:layer="layout" svg:width="1.361cm" svg:height="0.834cm" draw:transform="rotate (-1.5707963267949) translate (15.324cm 5.2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ad_ 1" draw:style-name="gr61" draw:text-style-name="P12" draw:layer="layout" svg:width="1.882cm" svg:height="0.835cm" svg:x="13.731cm" svg:y="12.076cm">
          <text:p text:style-name="P11"><text:span text:style-name="T3">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2" draw:style-name="gr62" draw:text-style-name="P12" draw:layer="layout" svg:width="1.835cm" svg:height="0.835cm" svg:x="9.156cm" svg:y="12.0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4" draw:style-name="gr63" draw:text-style-name="P12" draw:layer="layout" svg:width="1.835cm" svg:height="0.835cm" svg:x="18.256cm" svg:y="12.0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23" draw:display-name="Стили стрелок 23"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loext:decorative="false"/>
    </style:style>
    <style:style style:name="MP1" style:family="paragraph">
      <loext:graphic-properties draw:fill="none" draw:fill-color="#ffffff"/>
      <style:paragraph-properties fo:text-align="center" style:font-independent-line-spacing="true"/>
      <style:text-properties fo:font-size="16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Blank" style:page-layout-name="PM0"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10:40:43.215234524</meta:creation-date>
    <dc:date>2024-06-03T14:18:02.281015448</dc:date>
    <meta:editing-duration>PT15M16S</meta:editing-duration>
    <meta:editing-cycles>13</meta:editing-cycles>
    <meta:generator>LibreOffice/24.2.3.2$Linux_X86_64 LibreOffice_project/420$Build-2</meta:generator>
    <meta:document-statistic meta:object-count="97"/>
  </office:meta>
</office:document-meta>
</file>